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.85cm"/>
    </style:style>
    <style:style style:name="gr2" style:family="graphic" style:parent-style-name="standard">
      <style:graphic-properties draw:stroke="none" draw:fill="none" fo:min-height="3.562cm"/>
    </style:style>
    <style:style style:name="gr3" style:family="graphic" style:parent-style-name="standard">
      <style:graphic-properties draw:stroke="none" draw:fill="none" fo:min-height="4.115cm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line-height="100%" fo:text-align="center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Arnprior" style:font-pitch="variable" fo:font-size="150pt" fo:font-style="normal" style:font-size-asian="150pt" style:font-style-asian="normal" style:font-size-complex="150pt" style:font-style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Arnprior" style:font-pitch="variable" fo:font-size="150pt" fo:font-style="normal" style:font-size-asian="150pt" style:font-style-asian="normal" style:font-size-complex="15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003cm" svg:height="4.027cm" svg:x="1.969cm" svg:y="8.782cm">
          <draw:text-box>
            <text:p text:style-name="P1"><text:span text:style-name="T1">Read the title! We're SBVC's only computer enthusiasts. If you're interested in computers, then feel free to approach us, we won't bite. If you've got a computer related project, then come on in and we might be able to help you with it.</text:span></text:p>
          </draw:text-box>
        </draw:frame>
        <draw:frame draw:style-name="gr2" draw:text-style-name="P3" draw:layer="layout" svg:width="11.979cm" svg:height="5.003cm" svg:x="13.913cm" svg:y="13.7cm">
          <draw:text-box>
            <text:p text:style-name="P3"><text:span text:style-name="T2">Current projects include:</text:span></text:p>
            <text:p text:style-name="P3"><text:span text:style-name="T2">- Preparation for cyber security related <text:s text:c="3"/></text:span></text:p>
            <text:p text:style-name="P3"><text:span text:style-name="T2">competitions.</text:span></text:p>
            <text:p text:style-name="P3"><text:span text:style-name="T2">- Writing a program that will play a game against a human and win.</text:span></text:p>
          </draw:text-box>
        </draw:frame>
        <draw:frame draw:style-name="gr3" draw:text-style-name="P3" draw:layer="layout" svg:width="9.525cm" svg:height="4.365cm" svg:x="3.333cm" svg:y="13.7cm">
          <draw:text-box>
            <text:p text:style-name="P3"><text:span text:style-name="T2">Meetings are held </text:span></text:p>
            <text:p text:style-name="P3"><text:span text:style-name="T2">on Tuesdays at 1:00 </text:span></text:p>
            <text:p text:style-name="P3"><text:span text:style-name="T2">pm in the PL </text:span></text:p>
            <text:p text:style-name="P3"><text:span text:style-name="T2">building's room </text:span></text:p>
            <text:p text:style-name="P3"><text:span text:style-name="T2">PL-05.</text:span></text:p>
          </draw:text-box>
        </draw:frame>
        <draw:frame draw:style-name="gr4" draw:text-style-name="P4" draw:layer="layout" svg:width="14.933cm" svg:height="0.964cm" svg:x="5.699cm" svg:y="7.529cm">
          <draw:text-box>
            <text:p text:style-name="P4">Computer Science and Computer Engineering Club</text:p>
          </draw:text-box>
        </draw:frame>
        <draw:custom-shape draw:style-name="gr5" draw:text-style-name="P5" draw:layer="layout" svg:width="22.606cm" svg:height="3.937cm" svg:x="2.667cm" svg:y="2.27cm">
          <text:p text:style-name="P5"><text:span text:style-name="T3">CS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14T10:28:22.20</meta:creation-date>
    <dc:date>2012-02-14T10:35:48.09</dc:date>
    <meta:editing-duration>PT7M26S</meta:editing-duration>
    <meta:editing-cycles>1</meta:editing-cycles>
    <meta:document-statistic meta:object-count="5"/>
    <meta:generator>LibreOffice/3.4$Win32 LibreOffice_project/340m1$Build-203</meta:generator>
  </office:meta>
</office:document-meta>
</file>